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Liberation Mono" svg:font-family="'Liberation Mono'" style:font-family-generic="modern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paragraph-rsid="0015dbaa" style:font-size-asian="10.5pt" style:font-size-complex="12pt"/>
    </style:style>
    <style:style style:name="P2" style:family="paragraph" style:parent-style-name="Preformatted_20_Text">
      <style:text-properties style:font-name="Times New Roman" fo:font-size="12pt" fo:font-weight="normal" officeooo:rsid="0015dbaa" officeooo:paragraph-rsid="0015dbaa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font-name="Times New Roman" fo:font-size="12pt" fo:font-weight="normal" officeooo:rsid="00179b38" officeooo:paragraph-rsid="0015dbaa" style:font-size-asian="10.5pt" style:font-weight-asian="normal" style:font-size-complex="12pt" style:font-weight-complex="normal"/>
    </style:style>
    <style:style style:name="P4" style:family="paragraph" style:parent-style-name="Preformatted_20_Text">
      <style:text-properties style:font-name="Times New Roman" fo:font-size="12pt" fo:font-weight="normal" officeooo:rsid="0017f69b" officeooo:paragraph-rsid="0015dbaa" style:font-size-asian="10.5pt" style:font-weight-asian="normal" style:font-size-complex="12pt" style:font-weight-complex="normal"/>
    </style:style>
    <style:style style:name="P5" style:family="paragraph" style:parent-style-name="Preformatted_20_Text">
      <style:text-properties style:font-name="Times New Roman" officeooo:paragraph-rsid="0015dbaa"/>
    </style:style>
    <style:style style:name="P6" style:family="paragraph" style:parent-style-name="Preformatted_20_Text">
      <style:text-properties style:font-name="Noto Sans Mono" fo:font-size="10pt" officeooo:rsid="00179b38" officeooo:paragraph-rsid="00179b38" style:font-size-asian="8.75pt" style:font-size-complex="10pt"/>
    </style:style>
    <style:style style:name="P7" style:family="paragraph" style:parent-style-name="Preformatted_20_Text">
      <style:text-properties officeooo:paragraph-rsid="0015dbaa"/>
    </style:style>
    <style:style style:name="P8" style:family="paragraph" style:parent-style-name="Standard">
      <style:text-properties style:font-name="Times New Roman" officeooo:rsid="0015dbaa" officeooo:paragraph-rsid="0015dbaa"/>
    </style:style>
    <style:style style:name="P9" style:family="paragraph" style:parent-style-name="Standard">
      <style:text-properties style:font-name="Times New Roman" fo:font-weight="bold" officeooo:rsid="0015dbaa" officeooo:paragraph-rsid="0015dbaa" style:font-weight-asian="bold" style:font-weight-complex="bold"/>
    </style:style>
    <style:style style:name="P10" style:family="paragraph" style:parent-style-name="Standard">
      <style:text-properties style:font-name="Times New Roman" fo:font-weight="bold" officeooo:rsid="0015dbaa" officeooo:paragraph-rsid="001e46e4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19d550" officeooo:paragraph-rsid="0019d550" style:font-weight-asian="bold" style:font-weight-complex="bold"/>
    </style:style>
    <style:style style:name="P12" style:family="paragraph" style:parent-style-name="Standard">
      <style:text-properties style:font-name="Times New Roman" fo:font-weight="normal" officeooo:rsid="0015dbaa" officeooo:paragraph-rsid="0015dbaa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19d550" officeooo:paragraph-rsid="001b167c" style:font-weight-asian="normal" style:font-weight-complex="normal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1e46e4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1e46e4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1e46e4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text-properties fo:color="#000000" style:font-name="Times New Roman" fo:font-size="14pt" fo:font-weight="bold" officeooo:paragraph-rsid="001e46e4" fo:background-color="#ffffff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1e46e4" fo:background-color="#ffffff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text-properties fo:color="#000000" style:font-name="Times New Roman" fo:font-size="14pt" officeooo:paragraph-rsid="001e46e4" fo:background-color="#ffffff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text-align="end" style:justify-single-word="false"/>
      <style:text-properties officeooo:paragraph-rsid="001e46e4"/>
    </style:style>
    <style:style style:name="P21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officeooo:paragraph-rsid="001e46e4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1e46e4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1e46e4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officeooo:paragraph-rsid="001e46e4" fo:background-color="#ffffff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1e46e4" fo:background-color="#ffffff" style:font-name-asian="Times New Roman1" style:font-size-asian="14pt" style:font-name-complex="Times New Roman1" style:font-size-complex="14pt"/>
    </style:style>
    <style:style style:name="P26" style:family="paragraph" style:parent-style-name="Standard_20__28_user_29_">
      <style:paragraph-properties fo:text-align="center" style:justify-single-word="false"/>
      <style:text-properties fo:color="#000000" style:font-name="Times New Roman" fo:font-size="14pt" officeooo:paragraph-rsid="001e46e4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1e46e4" style:font-name-asian="Times New Roman1" style:font-size-asian="14pt" style:font-name-complex="Times New Roman1" style:font-size-complex="14pt"/>
    </style:style>
    <style:style style:name="P28" style:family="paragraph" style:parent-style-name="Preformatted_20_Text">
      <style:text-properties style:font-name="Times New Roman" officeooo:rsid="0015dbaa" officeooo:paragraph-rsid="0015dbaa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paragraph-rsid="001e46e4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 style:list-style-name="L1">
      <style:text-properties style:font-name="Times New Roman" fo:font-weight="normal" officeooo:rsid="001c64b5" officeooo:paragraph-rsid="001c64b5" style:font-weight-asian="normal" style:font-weight-complex="normal"/>
    </style:style>
    <style:style style:name="P32" style:family="paragraph" style:parent-style-name="Standard" style:list-style-name="L2">
      <style:text-properties style:font-name="Times New Roman" fo:font-weight="normal" officeooo:rsid="0015dbaa" officeooo:paragraph-rsid="0015dbaa" style:font-weight-asian="normal" style:font-weight-complex="normal"/>
    </style:style>
    <style:style style:name="P33" style:family="paragraph" style:parent-style-name="Standard">
      <style:text-properties style:font-name="Times New Roman" fo:font-weight="normal" officeooo:rsid="0015dbaa" officeooo:paragraph-rsid="0015dbaa" style:font-weight-asian="normal" style:font-weight-complex="normal"/>
    </style:style>
    <style:style style:name="P34" style:family="paragraph" style:parent-style-name="Standard" style:list-style-name="L1">
      <style:text-properties style:font-name="Times New Roman" fo:font-weight="normal" officeooo:rsid="002adc97" officeooo:paragraph-rsid="002adc97" style:font-weight-asian="normal" style:font-weight-complex="normal"/>
    </style:style>
    <style:style style:name="P35" style:family="paragraph" style:parent-style-name="Standard">
      <style:text-properties style:font-name="Times New Roman" fo:font-weight="bold" officeooo:rsid="0015dbaa" officeooo:paragraph-rsid="0015dbaa" style:font-weight-asian="bold" style:font-weight-complex="bold"/>
    </style:style>
    <style:style style:name="P36" style:family="paragraph" style:parent-style-name="Standard">
      <style:text-properties style:font-name="Times New Roman" officeooo:rsid="0015dbaa" officeooo:paragraph-rsid="0015dbaa"/>
    </style:style>
    <style:style style:name="P37" style:family="paragraph" style:parent-style-name="Standard">
      <style:text-properties style:font-name="Times New Roman" officeooo:rsid="0027a91c" officeooo:paragraph-rsid="0027a91c"/>
    </style:style>
    <style:style style:name="P38" style:family="paragraph" style:parent-style-name="Standard">
      <style:text-properties style:font-name="Times New Roman" officeooo:rsid="0027a91c" officeooo:paragraph-rsid="002995b8"/>
    </style:style>
    <style:style style:name="P39" style:family="paragraph" style:parent-style-name="Standard">
      <style:text-properties style:font-name="Times New Roman" officeooo:rsid="002995b8" officeooo:paragraph-rsid="002995b8"/>
    </style:style>
    <style:style style:name="T1" style:family="text">
      <style:text-properties style:font-name="Noto Sans Mono" fo:font-size="10pt" fo:font-weight="normal" officeooo:rsid="0015dbaa" style:font-size-asian="10pt" style:font-weight-asian="normal" style:font-size-complex="10pt" style:font-weight-complex="normal"/>
    </style:style>
    <style:style style:name="T2" style:family="text">
      <style:text-properties style:font-name="Noto Sans Mono" fo:font-size="10pt" fo:font-weight="normal" officeooo:rsid="00179b38" style:font-name-asian="Liberation Mono" style:font-size-asian="10pt" style:font-weight-asian="normal" style:font-name-complex="Liberation Mono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baa" style:font-weight-asian="normal" style:font-weight-complex="normal"/>
    </style:style>
    <style:style style:name="T5" style:family="text">
      <style:text-properties fo:font-weight="normal" officeooo:rsid="00179b38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normal" officeooo:rsid="00179b38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7f69b" style:font-size-asian="10.5pt" style:font-weight-asian="normal" style:font-size-complex="12pt" style:font-weight-complex="normal"/>
    </style:style>
    <style:style style:name="T9" style:family="text">
      <style:text-properties officeooo:rsid="001cdb07"/>
    </style:style>
    <style:style style:name="T10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12" style:family="text">
      <style:text-properties officeooo:rsid="002172ac"/>
    </style:style>
    <style:style style:name="T13" style:family="text">
      <style:text-properties officeooo:rsid="0027a91c"/>
    </style:style>
    <style:style style:name="T14" style:family="text">
      <style:text-properties style:font-name="Source Code Pro Ligh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2995b8"/>
    </style:style>
    <style:style style:name="T17" style:family="text">
      <style:text-properties style:font-name="Times New Roman" officeooo:rsid="002995b8" style:font-name-asian="sans-serif" style:font-size-asian="10.1999998092651pt"/>
    </style:style>
    <style:style style:name="T18" style:family="text">
      <style:text-properties officeooo:rsid="002995b8"/>
    </style:style>
    <style:style style:name="T19" style:family="text">
      <style:text-properties style:font-name="Source Code Pro" officeooo:rsid="002995b8" style:font-name-asian="sans-serif" style:font-size-asian="10.1999998092651pt"/>
    </style:style>
    <style:style style:name="T20" style:family="text">
      <style:text-properties style:font-name="Source Code Pro Light1" officeooo:rsid="002995b8"/>
    </style:style>
    <style:style style:name="T21" style:family="text">
      <style:text-properties officeooo:rsid="002ccd6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Санкт-Петербургский национальный исследовательский университет</text:p>
      <text:p text:style-name="P14">информационных технологий, механики и оптики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Лабораторная работа №1</text:p>
      <text:p text:style-name="P15">Дисциплина «Информационная безопасность»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24">Выполнили:</text:p>
      <text:p text:style-name="P18">Баев Дмитрий Владимирович</text:p>
      <text:p text:style-name="P18">Съестов Дмитрий Вячеславович</text:p>
      <text:p text:style-name="P20"><text:span text:style-name="T10">Группа </text:span><text:span text:style-name="T11">P</text:span><text:span text:style-name="T10">3417</text:span></text:p>
      <text:p text:style-name="P18"/>
      <text:p text:style-name="P24">Преподаватель:</text:p>
      <text:p text:style-name="P27">Оголюк Александр Александрович</text:p>
      <text:p text:style-name="P18"/>
      <text:p text:style-name="P18"/>
      <text:p text:style-name="P19"/>
      <text:p text:style-name="P18"/>
      <text:p text:style-name="P18"/>
      <text:p text:style-name="P18"/>
      <text:p text:style-name="P26">Санкт-Петербург</text:p>
      <text:p text:style-name="P30">2019</text:p>
      <text:p text:style-name="P10"><text:soft-page-break/>1.0. Сравнить размер файла до и после создания новых потоков.</text:p>
      <text:p text:style-name="P12">Для просмотра размера файла с учётом АПД используется команда dir /r, недоступная в Windows XP. При просмотре свойств файла размер отображается без учёта АПД.</text:p>
      <text:p text:style-name="P12"/>
      <text:p text:style-name="P9">1.1. Сравнить свободное место на логич. диске до и после (лучше использовать</text:p>
      <text:p text:style-name="P9"><text:s text:c="5"/>достаточно большие файлы)</text:p>
      <text:p text:style-name="P12">Мы выполнили следующую команду для создания файла размером в гигабайт:</text:p>
      <text:p text:style-name="P7"><text:span text:style-name="T1">fsutil file createnew </text:span><text:span text:style-name="T2">bigfile.txt</text:span><text:span text:style-name="T1"> 1073741824</text:span></text:p>
      <text:p text:style-name="P2"/>
      <text:p text:style-name="P1"><text:span text:style-name="T4">После этого на диске оставалось </text:span><text:span text:style-name="T5">5.62 ГБ свободного места. Затем мы записали содержимое этого файла в АПД другого файла:</text:span></text:p>
      <text:p text:style-name="P6"><text:span text:style-name="T5">t</text:span><text:span text:style-name="T3">ype bigfile.txt &gt; smallfile.txt:aaa.txt</text:span></text:p>
      <text:p text:style-name="P3"/>
      <text:p text:style-name="P5"><text:span text:style-name="T7">Теперь на диске остаётся </text:span><text:span text:style-name="T8">4.62 ГБ, из чего можно сделать вывод, что АПД не увеличивают размер хранимых данных.</text:span></text:p>
      <text:p text:style-name="P4"/>
      <text:p text:style-name="P9">1.2. Выводя в поток данные (известного размера) и сравнивая остаток свободного </text:p>
      <text:p text:style-name="P9"><text:s text:c="5"/>места на лог. диске (использовать отличный от системного диск)</text:p>
      <text:p text:style-name="P9"><text:s text:c="5"/>построить зависимость свободного места от размера записанных данных.</text:p>
      <text:p text:style-name="P9"><text:s text:c="5"/>(в байтах)</text:p>
      <text:p text:style-name="P13">На графике представлена зависимость занятого места на диске от объёма данных, записанных в АПД файла.</text:p>
      <text:p text:style-name="P11"><draw:frame draw:style-name="fr1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text:span text:style-name="T6">2.0.</text:span> <text:span text:style-name="T6">Вывести содержание потока test.txt:aaa.txt в другой файл (testdir.txt)</text:span></text:p>
      <text:p text:style-name="P8"><text:s/>Том в устройстве C не имеет метки.</text:p>
      <text:p text:style-name="P8"><text:s/>Серийный номер тома: 0845-1749</text:p>
      <text:p text:style-name="P8"/>
      <text:p text:style-name="P8"><text:s/>Содержимое папки C:\Documents and Settings\dmitry\Рабочий стол</text:p>
      <text:p text:style-name="P8"/>
      <text:p text:style-name="P8">16.03.2020 <text:s/>00:46 <text:s text:c="3"/>&lt;DIR&gt; <text:s text:c="9"/>.</text:p>
      <text:p text:style-name="P8">16.03.2020 <text:s/>00:46 <text:s text:c="3"/>&lt;DIR&gt; <text:s text:c="9"/>..</text:p>
      <text:p text:style-name="P8">01.03.2020 <text:s/>03:11 <text:s text:c="12"/>2 764 LAB1.txt</text:p>
      <text:p text:style-name="P8">16.03.2020 <text:s/>00:45 <text:s text:c="11"/>93 795 lipsum.txt</text:p>
      <text:p text:style-name="P8">01.03.2020 <text:s/>14:26 <text:s text:c="14"/>738 Notepad++.lnk</text:p>
      <text:p text:style-name="P8">16.03.2020 <text:s/>00:45 <text:s text:c="11"/>93 795 test.txt</text:p>
      <text:p text:style-name="P8">16.03.2020 <text:s/>00:43 <text:s text:c="14"/>509 testdir.txt</text:p>
      <text:p text:style-name="P8"><text:s text:c="15"/>5 файлов <text:s text:c="7"/>191 601 байт</text:p>
      <text:p text:style-name="P8"><text:s text:c="15"/>2 папок <text:s text:c="2"/>7 120 846 848 байт свободно</text:p>
      <text:p text:style-name="P8"/>
      <text:p text:style-name="P9">3.0. Посмотреть как работают другие комнды cmd.exe/command.com с потоками</text:p>
      <text:p text:style-name="P9"><text:s text:c="5"/>(например: type, echo, etc.)</text:p>
      <text:list xml:id="list85367717" text:style-name="L1">
        <text:list-item>
          <text:p text:style-name="P31">echo может выводить текст в потоки.</text:p>
        </text:list-item>
        <text:list-item>
          <text:p text:style-name="P34">cat также поддерживает ввод и вывод из потоков</text:p>
        </text:list-item>
        <text:list-item>
          <text:p text:style-name="P31">type не может вывести текст потока. Вместо него можно использовать more.</text:p>
        </text:list-item>
        <text:list-item>
          <text:p text:style-name="P31"><text:span text:style-name="T9">dir, </text:span>del и <text:span text:style-name="T9">copy</text:span> не работают на потоках.</text:p>
          <text:p text:style-name="P31"/>
        </text:list-item>
      </text:list>
      <text:p text:style-name="P9">4.0. Посмотреть как работают другие программы с потоками </text:p>
      <text:p text:style-name="P9"><text:s text:c="5"/>(notepad/hiew/word/etc.)</text:p>
      <text:list xml:id="list3996383074" text:style-name="L2">
        <text:list-item>
          <text:p text:style-name="P32">notepad открывает поток как файл </text:p>
        </text:list-item>
        <text:list-item>
          <text:p text:style-name="P32">hiew открывает поток для просмотра </text:p>
        </text:list-item>
        <text:list-item>
          <text:p text:style-name="P32"><text:span text:style-name="T12">W</text:span>ord считывает данные из альтернативных потоков (например Zone.Identifier, который создается при скачивании файла из сети) для определения потенциальной опасности файла. </text:p>
        </text:list-item>
      </text:list>
      <text:p text:style-name="P8"/>
      <text:p text:style-name="P8"/>
      <text:p text:style-name="P8"><text:s text:c="4"/>Дополнительно (необязательное):</text:p>
      <text:p text:style-name="P8"/>
      <text:p text:style-name="P9">1. Предложить способ хранения и извлечения бинарных (исполняемых)</text:p>
      <text:p text:style-name="P9"><text:s text:c="3"/>файлов в дополнительных потоках файлов.</text:p>
      <text:p text:style-name="P9"><text:s text:c="3"/>При этом подразумевается использования стандартных средств </text:p>
      <text:p text:style-name="P9"><text:s text:c="3"/>(входящих в дистриб. ОС Windows 2000/XP)</text:p>
      <text:p text:style-name="P8">В <text:span text:style-name="T13">Windows 2000 существует несколько способов запустить исполняемый код (бинарный или скрипт на </text:span><text:span text:style-name="T18">Visual Basic)</text:span><text:span text:style-name="T13">, хранящийся в дополнительных потоках исполняемого файла:</text:span></text:p>
      <text:p text:style-name="P37">1. Открыть файл из меню запуска (Win+R): <text:a xlink:type="simple" xlink:href="../../../../..//file.exe:stream_name" text:style-name="Internet_20_link" text:visited-style-name="Visited_20_Internet_20_Link"><text:span text:style-name="T14">file:\\file.exe:stream_name</text:span></text:a><text:span text:style-name="T15"> </text:span></text:p>
      <text:p text:style-name="P38"><text:span text:style-name="T15">2. </text:span><text:span text:style-name="T16">Если в потоке хранится скрипт на Visual Basic, его можно запустить с помощью wscript</text:span></text:p>
      <text:p text:style-name="P38"><text:span text:style-name="T16">3. Можно создать ярлык, указывающий на поток. Также этот ярлык можно поместить в папку автозапуска, чтобы выполнять код при входе в систему</text:span></text:p>
      <text:p text:style-name="P38"><text:span text:style-name="T16">4. Можно добавить запись со значением </text:span><text:span text:style-name="T20">file.exe stream_name </text:span><text:span text:style-name="T16">в </text:span><text:span text:style-name="T17">директорию реестра </text:span><text:span text:style-name="T19">HKLM\SOFTWARE\Microsoft\Windows\CurrentVersion\Run</text:span><text:span text:style-name="T17"> для выполнения потоков при загрузке системы</text:span></text:p>
      <text:p text:style-name="P39"/>
      <text:p text:style-name="P8"><text:soft-page-break/><text:span text:style-name="T6">3. Выяснить совпадают ли разграничения доступа к файлу с разграничениями</text:span></text:p>
      <text:p text:style-name="P9"><text:s text:c="3"/>доступа к потоку.</text:p>
      <text:p text:style-name="P12">Разрешения доступа относятся ко всему файлу, а не к отдельным потокам. Таким образом, если файл доступен только для чтения, то в потоки писать нельзя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Liberation Mono" svg:font-family="'Liberation Mono'" style:font-family-generic="modern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00:56:03.019802868</meta:creation-date>
    <dc:date>2020-03-25T21:10:46.961344070</dc:date>
    <meta:editing-duration>PT1H38M52S</meta:editing-duration>
    <meta:editing-cycles>14</meta:editing-cycles>
    <meta:generator>LibreOffice/6.4.1.2$Linux_X86_64 LibreOffice_project/40$Build-2</meta:generator>
    <meta:document-statistic meta:table-count="0" meta:image-count="0" meta:object-count="1" meta:page-count="4" meta:paragraph-count="64" meta:word-count="491" meta:character-count="3705" meta:non-whitespace-character-count="309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186cm" svg:y="4.2cm" style:legend-expansion="high" chart:style-name="ch2"/>
        <chart:plot-area chart:style-name="ch3" chart:data-source-has-labels="both" svg:x="0.319cm" svg:y="0.179cm" svg:width="11.548cm" svg:height="8.641cm">
          <chartooo:coordinate-region svg:x="1.074cm" svg:y="0.379cm" svg:width="10.422cm" svg:height="7.7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нятое место</text:p>
              </table:table-cell>
            </table:table-row>
          </table:table-header-rows>
          <table:table-rows>
            <table:table-row>
              <table:table-cell office:value-type="string">
                <text:p>0 ГБ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 ГБ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 ГБ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 ГБ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